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6592" calcext:value-type="float">
            <text:p>42.8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6008" calcext:value-type="float">
            <text:p>42.7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3064" calcext:value-type="float">
            <text:p>42.8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5048" calcext:value-type="float">
            <text:p>42.6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4192" calcext:value-type="float">
            <text:p>42.6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6864" calcext:value-type="float">
            <text:p>42.7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5424" calcext:value-type="float">
            <text:p>42.6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8952" calcext:value-type="float">
            <text:p>42.6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7616" calcext:value-type="float">
            <text:p>42.6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82" calcext:value-type="float">
            <text:p>42.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3816" calcext:value-type="float">
            <text:p>42.7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9432" calcext:value-type="float">
            <text:p>42.6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6384" calcext:value-type="float">
            <text:p>42.6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0768" calcext:value-type="float">
            <text:p>42.7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5152" calcext:value-type="float">
            <text:p>42.7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2584" calcext:value-type="float">
            <text:p>42.7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868" calcext:value-type="float">
            <text:p>42.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6968" calcext:value-type="float">
            <text:p>42.7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1352" calcext:value-type="float">
            <text:p>42.8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3544" calcext:value-type="float">
            <text:p>42.8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488" calcext:value-type="float">
            <text:p>42.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7072" calcext:value-type="float">
            <text:p>42.8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012" calcext:value-type="float">
            <text:p>42.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9264" calcext:value-type="float">
            <text:p>42.8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7552" calcext:value-type="float">
            <text:p>42.8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1456" calcext:value-type="float">
            <text:p>42.8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8888" calcext:value-type="float">
            <text:p>42.9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1936" calcext:value-type="float">
            <text:p>42.9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8992" calcext:value-type="float">
            <text:p>42.9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1184" calcext:value-type="float">
            <text:p>43.0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5088" calcext:value-type="float">
            <text:p>42.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8512" calcext:value-type="float">
            <text:p>42.9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34128" calcext:value-type="float">
            <text:p>42.9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6696" calcext:value-type="float">
            <text:p>42.9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94504" calcext:value-type="float">
            <text:p>42.8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2312" calcext:value-type="float">
            <text:p>42.8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4024" calcext:value-type="float">
            <text:p>42.8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8784" calcext:value-type="float">
            <text:p>42.8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7448" calcext:value-type="float">
            <text:p>42.8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916" calcext:value-type="float">
            <text:p>42.8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6488" calcext:value-type="float">
            <text:p>42.7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42104" calcext:value-type="float">
            <text:p>42.7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14672" calcext:value-type="float">
            <text:p>42.7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5864" calcext:value-type="float">
            <text:p>42.3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0248" calcext:value-type="float">
            <text:p>42.3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9976" calcext:value-type="float">
            <text:p>42.4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19016" calcext:value-type="float">
            <text:p>42.4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1584" calcext:value-type="float">
            <text:p>42.3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0728" calcext:value-type="float">
            <text:p>42.4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244" calcext:value-type="float">
            <text:p>42.3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5008" calcext:value-type="float">
            <text:p>42.3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2336" calcext:value-type="float">
            <text:p>42.3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7576" calcext:value-type="float">
            <text:p>42.3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3192" calcext:value-type="float">
            <text:p>42.3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2232" calcext:value-type="float">
            <text:p>42.2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4048" calcext:value-type="float">
            <text:p>42.2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97096" calcext:value-type="float">
            <text:p>42.2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7952" calcext:value-type="float">
            <text:p>42.2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1856" calcext:value-type="float">
            <text:p>42.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8328" calcext:value-type="float">
            <text:p>42.2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3464" calcext:value-type="float">
            <text:p>42.1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3944" calcext:value-type="float">
            <text:p>42.2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0416" calcext:value-type="float">
            <text:p>42.1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4008" calcext:value-type="float">
            <text:p>41.9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4968" calcext:value-type="float">
            <text:p>42.0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7264" calcext:value-type="float">
            <text:p>42.1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8768" calcext:value-type="float">
            <text:p>41.9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5928" calcext:value-type="float">
            <text:p>42.0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6408" calcext:value-type="float">
            <text:p>42.1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8016" calcext:value-type="float">
            <text:p>42.0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3152" calcext:value-type="float">
            <text:p>41.9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9248" calcext:value-type="float">
            <text:p>41.9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1064" calcext:value-type="float">
            <text:p>42.0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7744" calcext:value-type="float">
            <text:p>42.1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5656" calcext:value-type="float">
            <text:p>42.2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7848" calcext:value-type="float">
            <text:p>42.2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9936" calcext:value-type="float">
            <text:p>42.1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1648" calcext:value-type="float">
            <text:p>42.1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1168" calcext:value-type="float">
            <text:p>42.1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3192" calcext:value-type="float">
            <text:p>42.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6576" calcext:value-type="float">
            <text:p>41.9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572" calcext:value-type="float">
            <text:p>41.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048" calcext:value-type="float">
            <text:p>41.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7432" calcext:value-type="float">
            <text:p>41.9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1712" calcext:value-type="float">
            <text:p>41.8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1608" calcext:value-type="float">
            <text:p>41.8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5136" calcext:value-type="float">
            <text:p>41.8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9144" calcext:value-type="float">
            <text:p>41.9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4656" calcext:value-type="float">
            <text:p>41.8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7808" calcext:value-type="float">
            <text:p>41.8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6472" calcext:value-type="float">
            <text:p>41.8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20-09-10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9-08-27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9-04-23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9-01-0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8-09-05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8-05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8-01-0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1232" calcext:value-type="float">
            <text:p>41.8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7-09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8224" calcext:value-type="float">
            <text:p>42.1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7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7-01-25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6-09-26 1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6176" calcext:value-type="float">
            <text:p>42.5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6-01-0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348" calcext:value-type="float">
            <text:p>43.0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5-09-28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8928" calcext:value-type="float">
            <text:p>43.2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5-05-04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4312" calcext:value-type="float">
            <text:p>43.6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5-01-13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6984" calcext:value-type="float">
            <text:p>43.6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4-05-20 1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6448" calcext:value-type="float">
            <text:p>43.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4-02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924" calcext:value-type="float">
            <text:p>43.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3-09-30 0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624" calcext:value-type="float">
            <text:p>42.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1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7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1208" calcext:value-type="float">
            <text:p>42.4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6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5-02-03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6448" calcext:value-type="float">
            <text:p>42.4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0896" calcext:value-type="float">
            <text:p>42.2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200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0336" calcext:value-type="float">
            <text:p>41.5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7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50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99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1104" calcext:value-type="float">
            <text:p>42.3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28" meta:object-count="0"/>
    <meta:user-defined meta:name="AppVersion">3.0</meta:user-defined>
  </office:meta>
</office:document-meta>
</file>